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C697AD6577FF2C62.png" manifest:media-type="image/png"/>
  <manifest:file-entry manifest:full-path="Pictures/1000020100000280000001E047A20E066B3FA0B6.png" manifest:media-type="image/png"/>
  <manifest:file-entry manifest:full-path="Pictures/1000020100000280000001E07AA04A616A907717.png" manifest:media-type="image/png"/>
  <manifest:file-entry manifest:full-path="Pictures/1000020100000280000001E0861E48FF36811538.png" manifest:media-type="image/png"/>
  <manifest:file-entry manifest:full-path="Pictures/1000020100000280000001E097A7427EDCDC70E7.png" manifest:media-type="image/png"/>
  <manifest:file-entry manifest:full-path="Pictures/1000020100000280000001E0F04A3B90EA716AF3.png" manifest:media-type="image/png"/>
  <manifest:file-entry manifest:full-path="Pictures/1000020100000280000001E064792FDDAD6C8456.png" manifest:media-type="image/png"/>
  <manifest:file-entry manifest:full-path="Pictures/1000020100000280000001E08C2CBD33822D1452.png" manifest:media-type="image/png"/>
  <manifest:file-entry manifest:full-path="Pictures/1000020100000280000001E01BC51A011F5E0980.png" manifest:media-type="image/png"/>
  <manifest:file-entry manifest:full-path="Pictures/1000020100000280000001E0766C96A165BAAE29.png" manifest:media-type="image/png"/>
  <manifest:file-entry manifest:full-path="Pictures/1000020100000280000001E042D9EF31E402E45C.png" manifest:media-type="image/png"/>
  <manifest:file-entry manifest:full-path="Pictures/1000020100000280000001E0EBCB07B344FBFEEF.png" manifest:media-type="image/png"/>
  <manifest:file-entry manifest:full-path="Pictures/1000020100000280000001E0E6D5C01210E5C189.png" manifest:media-type="image/png"/>
  <manifest:file-entry manifest:full-path="Pictures/1000020100000280000001E090BAE22E22002DC5.png" manifest:media-type="image/png"/>
  <manifest:file-entry manifest:full-path="Pictures/1000020100000280000001E08B65AE1F8158194E.png" manifest:media-type="image/png"/>
  <manifest:file-entry manifest:full-path="Pictures/1000020100000280000001E032DE30D0E1B62369.png" manifest:media-type="image/png"/>
  <manifest:file-entry manifest:full-path="Pictures/1000020100000280000001E0F1908ED0122A53E1.png" manifest:media-type="image/png"/>
  <manifest:file-entry manifest:full-path="Pictures/1000020100000280000001E095270ED680A52F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outline1">
      <style:graphic-properties fo:min-height="8.884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前書き</text:p>
          </draw:text-box>
        </draw:frame>
        <draw:frame presentation:style-name="pr2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>オッズのグラフについて、グラフを作る際に無限大（生存が0より大きく、死亡が０の場合）を考慮していないた描画されていません。</text:p>
                <text:p>Survival rateで１になっている場合はオッズでは無限大だと読んでください。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Age</text:p>
          </draw:text-box>
        </draw:frame>
        <draw:frame draw:style-name="gr2" draw:text-style-name="P3" draw:layer="layout" svg:width="12.179cm" svg:height="9.134cm" svg:x="14.371cm" svg:y="3.685cm" presentation:class="graphic">
          <draw:image xlink:href="Pictures/1000020100000280000001E0C697AD6577FF2C62.png" xlink:type="simple" xlink:show="embed" xlink:actuate="onLoad" draw:mime-type="image/png">
            <text:p/>
          </draw:image>
        </draw:frame>
        <draw:frame draw:style-name="gr3" draw:text-style-name="P3" draw:layer="layout" svg:width="12.179cm" svg:height="9.134cm" svg:x="1.5cm" svg:y="3.685cm">
          <draw:image xlink:href="Pictures/1000020100000280000001E0F04A3B90EA716A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3">
        <draw:frame presentation:style-name="pr4" draw:text-style-name="P1" draw:layer="layout" svg:width="25.199cm" svg:height="2.629cm" svg:x="1.4cm" svg:y="0.628cm" presentation:class="title">
          <draw:text-box>
            <text:p>Cabin</text:p>
          </draw:text-box>
        </draw:frame>
        <draw:frame draw:style-name="gr2" draw:text-style-name="P3" draw:layer="layout" svg:width="12.179cm" svg:height="9.134cm" svg:x="1.457cm" svg:y="3.685cm" presentation:class="graphic" presentation:user-transformed="true">
          <draw:image xlink:href="Pictures/1000020100000280000001E0861E48FF36811538.png" xlink:type="simple" xlink:show="embed" xlink:actuate="onLoad" draw:mime-type="image/png">
            <text:p/>
          </draw:image>
        </draw:frame>
        <draw:frame draw:style-name="gr2" draw:text-style-name="P3" draw:layer="layout" svg:width="12.179cm" svg:height="9.134cm" svg:x="14.371cm" svg:y="3.685cm" presentation:class="graphic">
          <draw:image xlink:href="Pictures/1000020100000280000001E064792FDDAD6C84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3">
        <draw:frame presentation:style-name="pr4" draw:text-style-name="P1" draw:layer="layout" svg:width="25.199cm" svg:height="2.629cm" svg:x="1.4cm" svg:y="0.628cm" presentation:class="title">
          <draw:text-box>
            <text:p>Embarked</text:p>
          </draw:text-box>
        </draw:frame>
        <draw:frame draw:style-name="gr2" draw:text-style-name="P3" draw:layer="layout" svg:width="12.179cm" svg:height="9.134cm" svg:x="1.457cm" svg:y="3.685cm" presentation:class="graphic" presentation:user-transformed="true">
          <draw:image xlink:href="Pictures/1000020100000280000001E01BC51A011F5E0980.png" xlink:type="simple" xlink:show="embed" xlink:actuate="onLoad" draw:mime-type="image/png">
            <text:p/>
          </draw:image>
        </draw:frame>
        <draw:frame draw:style-name="gr2" draw:text-style-name="P3" draw:layer="layout" svg:width="12.179cm" svg:height="9.134cm" svg:x="14.371cm" svg:y="3.685cm" presentation:class="graphic">
          <draw:image xlink:href="Pictures/1000020100000280000001E097A7427EDCDC7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are</text:p>
          </draw:text-box>
        </draw:frame>
        <draw:frame draw:style-name="gr2" draw:text-style-name="P3" draw:layer="layout" svg:width="12.179cm" svg:height="9.134cm" svg:x="1.458cm" svg:y="3.685cm" presentation:class="graphic">
          <draw:image xlink:href="Pictures/1000020100000280000001E0766C96A165BAAE29.png" xlink:type="simple" xlink:show="embed" xlink:actuate="onLoad" draw:mime-type="image/png">
            <text:p/>
          </draw:image>
        </draw:frame>
        <draw:frame draw:style-name="gr2" draw:text-style-name="P3" draw:layer="layout" svg:width="12.179cm" svg:height="9.134cm" svg:x="14.371cm" svg:y="3.685cm" presentation:class="graphic">
          <draw:image xlink:href="Pictures/1000020100000280000001E047A20E066B3FA0B6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Far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Parch</text:p>
          </draw:text-box>
        </draw:frame>
        <draw:frame draw:style-name="gr2" draw:text-style-name="P3" draw:layer="layout" svg:width="12.179cm" svg:height="9.134cm" svg:x="1.458cm" svg:y="3.685cm" presentation:class="graphic">
          <draw:image xlink:href="Pictures/1000020100000280000001E0EBCB07B344FBFEEF.png" xlink:type="simple" xlink:show="embed" xlink:actuate="onLoad" draw:mime-type="image/png">
            <text:p/>
          </draw:image>
        </draw:frame>
        <draw:frame draw:style-name="gr2" draw:text-style-name="P3" draw:layer="layout" svg:width="12.179cm" svg:height="9.134cm" svg:x="14.371cm" svg:y="3.685cm" presentation:class="graphic">
          <draw:image xlink:href="Pictures/1000020100000280000001E08C2CBD33822D14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Pclass</text:p>
          </draw:text-box>
        </draw:frame>
        <draw:frame draw:style-name="gr2" draw:text-style-name="P3" draw:layer="layout" svg:width="12.179cm" svg:height="9.134cm" svg:x="1.458cm" svg:y="3.685cm" presentation:class="graphic" presentation:user-transformed="true">
          <draw:image xlink:href="Pictures/1000020100000280000001E0E6D5C01210E5C189.png" xlink:type="simple" xlink:show="embed" xlink:actuate="onLoad" draw:mime-type="image/png">
            <text:p/>
          </draw:image>
        </draw:frame>
        <draw:frame draw:style-name="gr2" draw:text-style-name="P3" draw:layer="layout" svg:width="12.179cm" svg:height="9.134cm" svg:x="14.371cm" svg:y="3.685cm" presentation:class="graphic">
          <draw:image xlink:href="Pictures/1000020100000280000001E090BAE22E22002D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Sex</text:p>
          </draw:text-box>
        </draw:frame>
        <draw:frame draw:style-name="gr2" draw:text-style-name="P3" draw:layer="layout" svg:width="12.179cm" svg:height="9.134cm" svg:x="1.458cm" svg:y="3.685cm" presentation:class="graphic">
          <draw:image xlink:href="Pictures/1000020100000280000001E08B65AE1F8158194E.png" xlink:type="simple" xlink:show="embed" xlink:actuate="onLoad" draw:mime-type="image/png">
            <text:p/>
          </draw:image>
        </draw:frame>
        <draw:frame draw:style-name="gr2" draw:text-style-name="P3" draw:layer="layout" svg:width="12.179cm" svg:height="9.134cm" svg:x="14.371cm" svg:y="3.685cm" presentation:class="graphic">
          <draw:image xlink:href="Pictures/1000020100000280000001E07AA04A616A9077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SibSp</text:p>
          </draw:text-box>
        </draw:frame>
        <draw:frame draw:style-name="gr2" draw:text-style-name="P3" draw:layer="layout" svg:width="12.179cm" svg:height="9.134cm" svg:x="1.458cm" svg:y="3.685cm" presentation:class="graphic">
          <draw:image xlink:href="Pictures/1000020100000280000001E032DE30D0E1B62369.png" xlink:type="simple" xlink:show="embed" xlink:actuate="onLoad" draw:mime-type="image/png">
            <text:p/>
          </draw:image>
        </draw:frame>
        <draw:frame draw:style-name="gr2" draw:text-style-name="P3" draw:layer="layout" svg:width="12.179cm" svg:height="9.134cm" svg:x="14.371cm" svg:y="3.685cm" presentation:class="graphic">
          <draw:image xlink:href="Pictures/1000020100000280000001E0F1908ED0122A53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3">
        <draw:frame presentation:style-name="pr1" draw:text-style-name="P1" draw:layer="layout" svg:width="25.199cm" svg:height="2.629cm" svg:x="1.4cm" svg:y="0.628cm" presentation:class="title">
          <draw:text-box>
            <text:p>Ticket</text:p>
          </draw:text-box>
        </draw:frame>
        <draw:frame draw:style-name="gr2" draw:text-style-name="P3" draw:layer="layout" svg:width="12.179cm" svg:height="9.134cm" svg:x="1.458cm" svg:y="3.685cm" presentation:class="graphic">
          <draw:image xlink:href="Pictures/1000020100000280000001E095270ED680A52F47.png" xlink:type="simple" xlink:show="embed" xlink:actuate="onLoad" draw:mime-type="image/png">
            <text:p/>
          </draw:image>
        </draw:frame>
        <draw:frame draw:style-name="gr2" draw:text-style-name="P3" draw:layer="layout" svg:width="12.179cm" svg:height="9.134cm" svg:x="14.371cm" svg:y="3.685cm" presentation:class="graphic">
          <draw:image xlink:href="Pictures/1000020100000280000001E042D9EF31E402E4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6T21:37:36.786000000</meta:creation-date>
    <dc:date>2022-06-09T07:30:37.411000000</dc:date>
    <meta:editing-duration>PT12H6M57S</meta:editing-duration>
    <meta:editing-cycles>2</meta:editing-cycles>
    <meta:generator>LibreOffice/7.0.4.2$Windows_X86_64 LibreOffice_project/dcf040e67528d9187c66b2379df5ea4407429775</meta:generator>
    <meta:document-statistic meta:object-count="71"/>
  </office:meta>
</office:document-meta>
</file>